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Enricher.getEnricher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processA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getReques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process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EnricherElementName( QName enricher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copyPropertiesAndAttachment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Enricher.setRequestElementName( QName request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EnricherTarget( ExchangeTarget enricher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getResul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ResultElementName( QName result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Enricher.combineToDOMDocument( NormalizedMessage requestMessage , NormalizedMessage targetRes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Enricher.createChildElement( QName name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Enricher.process( Message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tentEnricher.getDOMNod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Enricher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